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P13" style:family="paragraph" style:parent-style-name="Standard" style:list-style-name="L4">
      <style:text-properties fo:language="en" fo:country="US" fo:font-weight="bold" style:font-weight-asian="bold" style:font-weight-complex="bold"/>
    </style:style>
    <style:style style:name="P14" style:family="paragraph" style:parent-style-name="Standard">
      <style:paragraph-properties fo:text-align="start" style:justify-single-word="false"/>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399339095" text:style-name="L1">
        <text:list-item>
          <text:p text:style-name="P9">Requests for detailed personal information, such as full name, address, telephone number, occupation, age, gender, passport photograph are very common.</text:p>
        </text:list-item>
        <text:list-item>
          <text:p text:style-name="P9">Scammers commonly use templates written ahead of time over the the first two email exchanges.</text:p>
        </text:list-item>
        <text:list-item>
          <text:p text:style-name="P9">It is common for a scammer to add his target's email address in a bank, shared with other scammers.</text:p>
        </text:list-item>
        <text:list-item>
          <text:p text:style-name="P9">Often, a scammer will send a target counterfeit documents – e.g. certificates, passports, etc., in order to convince the target in the veracity of the proposed scheme.</text:p>
        </text:list-item>
        <text:list-item>
          <text:p text:style-name="P9">A scam is often operated by more than one person, or – the same person assuming multiple identities. </text:p>
        </text:list-item>
        <text:list-item>
          <text:p text:style-name="P9">Sometimes a scammer will insist on a phone number and attempt to call the target.</text:p>
        </text:list-item>
        <text:list-item>
          <text:p text:style-name="P9">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text:span><text:soft-page-break/><text:span text:style-name="T1">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text:soft-page-break/>secured through a firewall that blocks all incoming traffic, except secure shell access. The physical <text:s/>is located in a data center in London and is managed by clustered.net.</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and a single consumer using a FIFO queue. In the context of this project, we refer to each producer 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1905354428"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1023011334"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ot</text:p>
      <text:p text:style-name="P2"/>
      <text:p text:style-name="P2">VIII. Response generation</text:p>
      <text:p text:style-name="P2"/>
      <text:p text:style-name="P5">This chapter outlines the functionality provided by the response generation component. </text:p>
      <text:p text:style-name="P2"/>
      <text:p text:style-name="P2">What this </text:p>
      <text:list xml:id="list1654194982" text:style-name="L4">
        <text:list-item>
          <text:p text:style-name="P13">what it does -3 main tasks</text:p>
        </text:list-item>
        <text:list-item>
          <text:p text:style-name="P13">brief overview on how it does it</text:p>
        </text:list-item>
      </text:list>
      <text:p text:style-name="P2">1. Overview</text:p>
      <text:p text:style-name="P2"/>
      <text:p text:style-name="P5">The response generation component is responsible for three main tas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5T17:09:27</dc:date>
    <dc:creator>Ivan Trendafilov</dc:creator>
    <meta:editing-duration>P1DT10H33M34S</meta:editing-duration>
    <meta:editing-cycles>163</meta:editing-cycles>
    <meta:generator>LibreOffice/3.3$Unix LibreOffice_project/330m19$Build-401</meta:generator>
    <meta:document-statistic meta:table-count="0" meta:image-count="0" meta:object-count="0" meta:page-count="8" meta:paragraph-count="94" meta:word-count="4550" meta:character-count="28697"/>
  </office:meta>
</office:document-meta>
</file>